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2.852cm" style:use-optimal-column-width="false"/>
    </style:style>
    <style:style style:name="co2" style:family="table-column">
      <style:table-column-properties style:column-width="3.163cm" style:use-optimal-column-width="false"/>
    </style:style>
    <style:style style:name="co3" style:family="table-column">
      <style:table-column-properties style:column-width="2.026cm" style:use-optimal-column-width="false"/>
    </style:style>
    <style:style style:name="co4" style:family="table-column">
      <style:table-column-properties style:column-width="2.521cm" style:use-optimal-column-width="false"/>
    </style:style>
    <style:style style:name="co5" style:family="table-column">
      <style:table-column-properties style:column-width="2.4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ojet Rethag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eo Botelho – Alyra Finance décentralisée</text:p>
            <text:p/>
            <text:p>Promotion Douglas Adams</text:p>
            <text:p/>
            <text:p/>
            <text:p/>
            <text:p>Soutenance du 17 décembre 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11cm" svg:height="2.629cm" svg:x="2cm" svg:y="0.628cm" presentation:class="title" presentation:user-transformed="true">
          <draw:text-box>
            <text:p>Rethagon</text:p>
          </draw:text-box>
        </draw:frame>
        <draw:frame presentation:style-name="pr4" draw:text-style-name="P2" draw:layer="layout" svg:width="11.099cm" svg:height="13.5cm" svg:x="15.5cm" svg:y="1cm" presentation:class="outline" presentation:user-transformed="true">
          <draw:text-box>
            <text:p text:style-name="P2"><text:span text:style-name="T1">1. Qui sommes-nous ?</text:span></text:p>
            <text:p text:style-name="P2"><text:span text:style-name="T1">2. Contexte du projet</text:span></text:p>
            <text:p text:style-name="P2"><text:span text:style-name="T1">3. Cadre juridique</text:span></text:p>
            <text:p text:style-name="P2"><text:span text:style-name="T1">4. État de l’art</text:span></text:p>
            <text:p text:style-name="P2"><text:span text:style-name="T1">5. Étude d’opportunité</text:span></text:p>
            <text:p text:style-name="P2"><text:span text:style-name="T1">6. Notre organisation</text:span></text:p>
            <text:p text:style-name="P2"><text:span text:style-name="T1">7. Démonstration</text:span></text:p>
            <text:p text:style-name="P2"><text:span text:style-name="T1">8. Notre roadmap</text:span></text:p>
            <text:p text:style-name="P2"><text:span text:style-name="T1">Annex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13.1cm" svg:height="2.629cm" svg:x="1.4cm" svg:y="0.628cm" presentation:class="title" presentation:user-transformed="true">
          <draw:text-box>
            <text:p text:style-name="P3"><text:span text:style-name="T2">1. Qui sommes-nous ?</text:span></text:p>
          </draw:text-box>
        </draw:frame>
        <draw:frame draw:style-name="gr2" draw:text-style-name="P4" draw:layer="layout" svg:width="9.5cm" svg:height="3cm" svg:x="17cm" svg:y="1cm">
          <draw:text-box>
            <text:p>Achaymaa</text:p>
          </draw:text-box>
        </draw:frame>
        <draw:frame draw:style-name="gr2" draw:text-style-name="P4" draw:layer="layout" svg:width="5.5cm" svg:height="3cm" svg:x="19cm" svg:y="4.5cm">
          <draw:text-box>
            <text:p>Jean-Pierre</text:p>
          </draw:text-box>
        </draw:frame>
        <draw:frame draw:style-name="gr2" draw:text-style-name="P4" draw:layer="layout" svg:width="5.5cm" svg:height="3cm" svg:x="13cm" svg:y="8.5cm">
          <draw:text-box>
            <text:p>Nathalie</text:p>
          </draw:text-box>
        </draw:frame>
        <draw:frame draw:style-name="gr2" draw:text-style-name="P4" draw:layer="layout" svg:width="4cm" svg:height="3cm" svg:x="5cm" svg:y="9cm">
          <draw:text-box>
            <text:p>Nephelim</text:p>
          </draw:text-box>
        </draw:frame>
        <draw:frame draw:style-name="gr3" draw:text-style-name="P4" draw:layer="layout" svg:width="5.5cm" svg:height="3.5cm" svg:x="1.5cm" svg:y="4cm">
          <draw:text-box>
            <text:p>Leo </text:p>
            <text:p><text:span text:style-name="T3"/></text:p>
            <text:p><text:span text:style-name="T3">Blablabl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2. Contexte du projet - le constat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<text:span text:style-name="T4">Les rappeurs des battles rap ne gagnent pas assez</text:span></text:p>
            <text:p text:style-name="P5"><text:span text:style-name="T4"/></text:p>
            <text:p text:style-name="P5"><text:span text:style-name="T4">Solution proposée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13.1cm" svg:height="2.629cm" svg:x="1.4cm" svg:y="0.628cm" presentation:class="title" presentation:user-transformed="true">
          <draw:text-box>
            <text:p>3. Cadre juridique</text:p>
          </draw:text-box>
        </draw:frame>
        <draw:frame draw:style-name="gr3" draw:text-style-name="P4" draw:layer="layout" svg:width="6.5cm" svg:height="3.5cm" svg:x="1cm" svg:y="3.5cm">
          <draw:text-box>
            <text:p>MICA – etc</text:p>
            <text:p>- Qualification des tokens</text:p>
            <text:p>- ce qu’il ne sont pas</text:p>
          </draw:text-box>
        </draw:frame>
        <draw:frame draw:style-name="gr4" draw:text-style-name="P4" draw:layer="layout" svg:width="13cm" svg:height="4cm" svg:x="14cm" svg:y="3.257cm">
          <draw:text-box>
            <text:p>Points d’attention juridiques identifiés</text:p>
            <text:p>- confirme les classification des tokens</text:p>
            <text:p>- évolution des services, etc.</text:p>
            <text:p>- RGPD – données personnelles.</text:p>
          </draw:text-box>
        </draw:frame>
        <draw:frame draw:style-name="gr4" draw:text-style-name="P4" draw:layer="layout" svg:width="13cm" svg:height="4cm" svg:x="14cm" svg:y="8.5cm">
          <draw:text-box>
            <text:p>Calendrier juridique</text:p>
            <text:p>- analyse initale du projet</text:p>
            <text:p>- cardre contractuel avec partenaires</text:p>
            <text:p>- veille juridique et réglementaire</text:p>
          </draw:text-box>
        </draw:frame>
        <draw:frame draw:style-name="gr4" draw:text-style-name="P4" draw:layer="layout" svg:width="13cm" svg:height="4cm" svg:x="0.5cm" svg:y="8.5cm">
          <draw:text-box>
            <text:p>Partenaires et missions – Budget estimé</text:p>
            <text:p>- Juriste : avis veille réglementaire</text:p>
            <text:p>- Avocat : avis juridique, rédaction contrats</text:p>
            <text:p>- Comptable : analyse du traitement comptable de l’activité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4. État de l’art</text:p>
          </draw:text-box>
        </draw:frame>
        <draw:frame draw:style-name="gr5" draw:layer="layout" svg:width="13.021cm" svg:height="2.885cm" svg:x="1.323cm" svg:y="3.5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bg-none">
              <table:table-cell>
                <text:p><text:span text:style-name="T5">Solution</text:span></text:p>
              </table:table-cell>
              <table:table-cell table:style-name="ce1">
                <text:p text:style-name="P6"><text:span text:style-name="T5">Blockchain</text:span></text:p>
              </table:table-cell>
              <table:table-cell table:style-name="ce1">
                <text:p text:style-name="P6"><text:span text:style-name="T5">Coût</text:span></text:p>
              </table:table-cell>
              <table:table-cell/>
              <table:table-cell/>
            </table:table-row>
            <table:table-row table:style-name="ro1" table:default-cell-style-name="bg-none">
              <table:table-cell table:style-name="ce1">
                <text:p text:style-name="P6"><text:span text:style-name="T5">Rethagon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 table:style-name="ce1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7" draw:layer="layout" svg:width="11.543cm" svg:height="6.499cm" svg:x="15.081cm" svg:y="3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8.5cm" svg:height="4cm" svg:x="1cm" svg:y="10cm">
          <draw:text-box>
            <text:p>Proposition différenciante</text:p>
            <text:p>- rémunération</text:p>
            <text:p>- attire du monde</text:p>
            <text:p>- base de donnée commune</text:p>
          </draw:text-box>
        </draw:frame>
        <draw:frame draw:style-name="gr3" draw:text-style-name="P4" draw:layer="layout" svg:width="10cm" svg:height="3.5cm" svg:x="14.5cm" svg:y="10.5cm">
          <draw:text-box>
            <text:p>Tendances du marché</text:p>
            <text:p>- jsp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7:11:50.923895477</meta:creation-date>
    <dc:date>2025-11-24T08:02:26.882497235</dc:date>
    <meta:editing-duration>PT29M5S</meta:editing-duration>
    <meta:editing-cycles>5</meta:editing-cycles>
    <meta:generator>LibreOffice/25.2.3.2$Linux_X86_64 LibreOffice_project/520$Build-2</meta:generator>
    <meta:document-statistic meta:object-count="5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44cm" svg:height="6.5cm" xlink:href="." xlink:type="simple" chart:class="chart:bar" chart:style-name="ch1">
        <chart:legend chart:legend-position="end" svg:x="9.297cm" svg:y="2.453cm" style:legend-expansion="high" chart:style-name="ch2"/>
        <chart:plot-area chart:style-name="ch3" svg:x="0.051cm" svg:y="0.073cm" svg:width="8.545cm" svg:height="5.435cm">
          <chart:coordinate-region svg:x="0.685cm" svg:y="0.272cm" svg:width="7.911cm" svg:height="4.58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2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